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 fo:orphans="2" fo:widows="2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2" style:family="paragraph" style:parent-style-name="Text_20_body" style:list-style-name="L1">
      <style:paragraph-properties fo:margin-top="0in" fo:margin-bottom="0.1665in" style:contextual-spacing="false" fo:orphans="2" fo:widows="2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" style:family="paragraph" style:parent-style-name="Text_20_body" style:list-style-name="L1">
      <style:paragraph-properties fo:margin-top="0in" fo:margin-bottom="0in" style:contextual-spacing="false" fo:orphans="2" fo:widows="2"/>
    </style:style>
    <style:style style:name="P4" style:family="paragraph" style:parent-style-name="Text_20_body" style:list-style-name="L1">
      <style:paragraph-properties fo:margin-top="0in" fo:margin-bottom="0.1665in" style:contextual-spacing="false" fo:orphans="2" fo:widows="2"/>
    </style:style>
    <style:style style:name="T1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84583800" text:style-name="L1">
        <text:list-item>
          <text:p text:style-name="P4"><text:span text:style-name="T1">Set document root to </text:span><text:span text:style-name="Emphasis"><text:span text:style-name="T1">YOUR_PROJECT/public</text:span></text:span><text:span text:style-name="T1">, that way the site is loaded from </text:span><text:span text:style-name="Emphasis"><text:span text:style-name="T1">public/index.php</text:span></text:span></text:p>
          <text:list>
            <text:list-item>
              <text:p text:style-name="P3"><text:span text:style-name="T1">You should include/require all other files in </text:span><text:span text:style-name="Emphasis"><text:span text:style-name="T1">index.php</text:span></text:span><text:span text:style-name="T1">, that's your main file</text:span></text:p>
            </text:list-item>
            <text:list-item>
              <text:p text:style-name="P3"><text:span text:style-name="T1">You can use APP_PATH, FILES_PATH &amp; VIEWS_PATH constants that are defined in </text:span><text:span text:style-name="Emphasis"><text:span text:style-name="T1">index.php</text:span></text:span><text:span text:style-name="T1"> to help you with including files</text:span></text:p>
            </text:list-item>
          </text:list>
        </text:list-item>
        <text:list-item>
          <text:p text:style-name="P2">Main code should go in app directory in any file that you choose, I created empty App.php that you can use to place your main logic but feel free to change it</text:p>
          <text:list>
            <text:list-item>
              <text:p text:style-name="P3"><text:span text:style-name="T1">You should define multiple functions there which will read </text:span><text:span text:style-name="Strong_20_Emphasis"><text:span text:style-name="T1">all</text:span></text:span><text:span text:style-name="T1"> files within </text:span><text:span text:style-name="Emphasis"><text:span text:style-name="T1">transaction_files</text:span></text:span><text:span text:style-name="T1"> directory and process them. It is up to you how you want to read those files, but the goal is to read all files within that directory</text:span></text:p>
            </text:list-item>
            <text:list-item>
              <text:p text:style-name="P3"><text:span text:style-name="T1">You can assume that all files within </text:span><text:span text:style-name="Emphasis"><text:span text:style-name="T1">transaction_files</text:span></text:span><text:span text:style-name="T1"> directory are </text:span><text:span text:style-name="Strong_20_Emphasis"><text:span text:style-name="T1">.csv</text:span></text:span><text:span text:style-name="T1"> files</text:span></text:p>
            </text:list-item>
            <text:list-item>
              <text:p text:style-name="P1">One sample file is provided which contains formatted data</text:p>
            </text:list-item>
            <text:list-item>
              <text:p text:style-name="P3"><text:span text:style-name="T1">You can assume that all files in </text:span><text:span text:style-name="Emphasis"><text:span text:style-name="T1">transaction_files</text:span></text:span><text:span text:style-name="T1"> directory will be of same format for now</text:span></text:p>
            </text:list-item>
          </text:list>
        </text:list-item>
        <text:list-item>
          <text:p text:style-name="P2">Store data in memory (in an array)</text:p>
          <text:list>
            <text:list-item>
              <text:p text:style-name="P1">First column is the date of the transaction</text:p>
            </text:list-item>
            <text:list-item>
              <text:p text:style-name="P1">Second column is the check # which is optional &amp; is not always provided</text:p>
            </text:list-item>
            <text:list-item>
              <text:p text:style-name="P1">The third column is transaction description</text:p>
            </text:list-item>
            <text:list-item>
              <text:p text:style-name="P1">The fourth column is the amount (negative number indicates it's an expense, positive number indicates it's an income)</text:p>
            </text:list-item>
          </text:list>
        </text:list-item>
        <text:list-item>
          <text:p text:style-name="P2">Calculate the total income, total expense &amp; net total (total income - total expense)</text:p>
        </text:list-item>
        <text:list-item>
          <text:p text:style-name="P2">Print a simple HTML table containing all the data from the files</text:p>
          <text:list>
            <text:list-item>
              <text:p text:style-name="P1">The html skeleton is provided in views/transactions.php file</text:p>
            </text:list-item>
            <text:list-item>
              <text:p text:style-name="P1">The date of the transaction should be in this format "Jan 4, 2021"</text:p>
            </text:list-item>
            <text:list-item>
              <text:p text:style-name="P3"><text:span text:style-name="T1">Show income amounts in green color &amp; show expense amounts in red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08:37:40.285307985</meta:creation-date>
    <dc:date>2023-10-23T08:38:00.390576609</dc:date>
    <meta:editing-duration>PT20S</meta:editing-duration>
    <meta:editing-cycles>1</meta:editing-cycles>
    <meta:document-statistic meta:table-count="0" meta:image-count="0" meta:object-count="0" meta:page-count="1" meta:paragraph-count="18" meta:word-count="283" meta:character-count="1568" meta:non-whitespace-character-count="1321"/>
    <meta:generator>LibreOffice/7.3.7.2$Linux_X86_64 LibreOffice_project/30$Build-2</meta:generator>
  </office:meta>
</office:document-meta>
</file>